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, 'space Mono for PowerLine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95" style:family="paragraph" style:parent-style-name="Text_20_body">
      <style:text-properties officeooo:rsid="0020de50" officeooo:paragraph-rsid="0020de50"/>
    </style:style>
    <style:style style:name="P96" style:family="paragraph" style:parent-style-name="Text_20_body">
      <style:text-properties officeooo:rsid="0026c9bb" officeooo:paragraph-rsid="0026c9bb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>
      <style:paragraph-properties fo:text-align="justify" style:justify-single-word="false"/>
      <style:text-properties officeooo:paragraph-rsid="00337f48"/>
    </style:style>
    <style:style style:name="P99" style:family="paragraph" style:parent-style-name="Text_20_body">
      <style:paragraph-properties fo:text-align="justify" style:justify-single-word="false"/>
      <style:text-properties officeooo:paragraph-rsid="00637fbc"/>
    </style:style>
    <style:style style:name="P100" style:family="paragraph" style:parent-style-name="Text_20_body">
      <style:paragraph-properties fo:text-align="justify" style:justify-single-word="false"/>
      <style:text-properties officeooo:paragraph-rsid="006568a7"/>
    </style:style>
    <style:style style:name="P101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02" style:family="paragraph" style:parent-style-name="Text_20_body">
      <style:text-properties officeooo:paragraph-rsid="004b0919"/>
    </style:style>
    <style:style style:name="P103" style:family="paragraph" style:parent-style-name="Text_20_body">
      <style:text-properties officeooo:paragraph-rsid="004df0c1"/>
    </style:style>
    <style:style style:name="P104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05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06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07" style:family="paragraph" style:parent-style-name="Text_20_body">
      <style:text-properties officeooo:rsid="006a94ce" officeooo:paragraph-rsid="006a94ce"/>
    </style:style>
    <style:style style:name="P108" style:family="paragraph" style:parent-style-name="Text_20_body">
      <style:text-properties officeooo:rsid="00723f13" officeooo:paragraph-rsid="00723f13"/>
    </style:style>
    <style:style style:name="P109" style:family="paragraph" style:parent-style-name="Text_20_body">
      <style:text-properties officeooo:rsid="0075ce28" officeooo:paragraph-rsid="0075ce28"/>
    </style:style>
    <style:style style:name="P110" style:family="paragraph" style:parent-style-name="Preformatted_20_Text">
      <style:paragraph-properties fo:margin-top="0in" fo:margin-bottom="0.1965in" loext:contextual-spacing="false"/>
    </style:style>
    <style:style style:name="P111" style:family="paragraph" style:parent-style-name="Heading_20_1">
      <style:text-properties officeooo:rsid="001dccfa" officeooo:paragraph-rsid="001dccfa"/>
    </style:style>
    <style:style style:name="P11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11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11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116" style:family="paragraph" style:parent-style-name="Heading_20_3">
      <style:text-properties officeooo:paragraph-rsid="001e4be2"/>
    </style:style>
    <style:style style:name="P117" style:family="paragraph" style:parent-style-name="Heading_20_3">
      <style:text-properties officeooo:paragraph-rsid="0021a0d0"/>
    </style:style>
    <style:style style:name="P118" style:family="paragraph" style:parent-style-name="Heading_20_3">
      <style:text-properties officeooo:paragraph-rsid="0021bf18"/>
    </style:style>
    <style:style style:name="P119" style:family="paragraph" style:parent-style-name="Heading_20_3">
      <style:text-properties officeooo:paragraph-rsid="0023105f"/>
    </style:style>
    <style:style style:name="P120" style:family="paragraph" style:parent-style-name="Heading_20_3">
      <style:text-properties officeooo:paragraph-rsid="00233845"/>
    </style:style>
    <style:style style:name="P121" style:family="paragraph" style:parent-style-name="Heading_20_3">
      <style:text-properties officeooo:paragraph-rsid="002383ce"/>
    </style:style>
    <style:style style:name="P122" style:family="paragraph" style:parent-style-name="Heading_20_3">
      <style:text-properties officeooo:paragraph-rsid="00244473"/>
    </style:style>
    <style:style style:name="P123" style:family="paragraph" style:parent-style-name="Heading_20_3">
      <style:text-properties officeooo:rsid="0025d73f" officeooo:paragraph-rsid="0025d73f"/>
    </style:style>
    <style:style style:name="P124" style:family="paragraph" style:parent-style-name="Heading_20_3">
      <style:text-properties officeooo:paragraph-rsid="0032fec9"/>
    </style:style>
    <style:style style:name="P125" style:family="paragraph" style:parent-style-name="Heading_20_3">
      <style:text-properties officeooo:paragraph-rsid="0033179a"/>
    </style:style>
    <style:style style:name="P126" style:family="paragraph" style:parent-style-name="Heading_20_3">
      <style:text-properties officeooo:paragraph-rsid="00337f48"/>
    </style:style>
    <style:style style:name="P127" style:family="paragraph" style:parent-style-name="Heading_20_3">
      <style:text-properties officeooo:paragraph-rsid="00341d0c"/>
    </style:style>
    <style:style style:name="P128" style:family="paragraph" style:parent-style-name="Heading_20_3">
      <style:text-properties officeooo:paragraph-rsid="0035e42f"/>
    </style:style>
    <style:style style:name="P129" style:family="paragraph" style:parent-style-name="Heading_20_3">
      <style:text-properties officeooo:paragraph-rsid="003ab012"/>
    </style:style>
    <style:style style:name="P130" style:family="paragraph" style:parent-style-name="Heading_20_3">
      <style:text-properties officeooo:paragraph-rsid="003c731d"/>
    </style:style>
    <style:style style:name="P131" style:family="paragraph" style:parent-style-name="Heading_20_3">
      <style:text-properties officeooo:paragraph-rsid="003eac7b"/>
    </style:style>
    <style:style style:name="P132" style:family="paragraph" style:parent-style-name="Heading_20_3">
      <style:text-properties officeooo:paragraph-rsid="003fe4f4"/>
    </style:style>
    <style:style style:name="P133" style:family="paragraph" style:parent-style-name="Heading_20_3">
      <style:text-properties officeooo:paragraph-rsid="00408031"/>
    </style:style>
    <style:style style:name="P134" style:family="paragraph" style:parent-style-name="Heading_20_3">
      <style:text-properties officeooo:paragraph-rsid="0040dd9d"/>
    </style:style>
    <style:style style:name="P135" style:family="paragraph" style:parent-style-name="Heading_20_3">
      <style:text-properties officeooo:paragraph-rsid="0047bca0"/>
    </style:style>
    <style:style style:name="P136" style:family="paragraph" style:parent-style-name="Heading_20_3">
      <style:text-properties officeooo:paragraph-rsid="004b0919"/>
    </style:style>
    <style:style style:name="P137" style:family="paragraph" style:parent-style-name="Heading_20_3">
      <style:text-properties officeooo:paragraph-rsid="004df0c1"/>
    </style:style>
    <style:style style:name="P138" style:family="paragraph" style:parent-style-name="Heading_20_3">
      <style:text-properties officeooo:paragraph-rsid="0050e85f"/>
    </style:style>
    <style:style style:name="P139" style:family="paragraph" style:parent-style-name="Heading_20_3">
      <style:text-properties officeooo:rsid="006568a7" officeooo:paragraph-rsid="006568a7"/>
    </style:style>
    <style:style style:name="P140" style:family="paragraph" style:parent-style-name="Heading_20_3">
      <style:text-properties officeooo:paragraph-rsid="006df462"/>
    </style:style>
    <style:style style:name="P141" style:family="paragraph" style:parent-style-name="Heading_20_3">
      <style:text-properties officeooo:paragraph-rsid="00723f13"/>
    </style:style>
    <style:style style:name="P142" style:family="paragraph" style:parent-style-name="Heading_20_3">
      <style:text-properties officeooo:paragraph-rsid="00732564"/>
    </style:style>
    <style:style style:name="P143" style:family="paragraph" style:parent-style-name="Heading_20_3">
      <style:text-properties officeooo:paragraph-rsid="007bff96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16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95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17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18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19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20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21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22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23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96">Localstate는 기본적으로 client에 없는 state이다. 마치 api의 state 처럼</text:p>
      <text:p text:style-name="P96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24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25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26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98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01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01">customize에서 'regular 400', 'semi-bold 600', 'bold 700'을 선택후 저기서 import를 붙여넣는다. </text:p>
      <text:h text:style-name="P127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8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8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8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8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97"><text:soft-page-break/>모든 <text:span text:style-name="T29">state랑 query, data 같은 것들을 Container에둘 것이다. 모든 hooks도 Container에 둘 것이다. 오직 style만 presenter에 둘 것이다. </text:span></text:p>
      <text:p text:style-name="P97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29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29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30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31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10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32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33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34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94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35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35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35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36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2">import React from "react";</text:p>
      <text:p text:style-name="P102">import { ToastContainer, toast } from "react-toastify";</text:p>
      <text:p text:style-name="P102">import "react-toastify/dist/ReactToastify.css";</text:p>
      <text:p text:style-name="P102">import styled, { ThemeProvider } from "styled-components";</text:p>
      <text:p text:style-name="P102">import { HashRouter as Router } from "react-router-dom";</text:p>
      <text:p text:style-name="P102"/>
      <text:p text:style-name="P102">import { gql } from "apollo-boost";</text:p>
      <text:p text:style-name="P102">import GlobalStyles from "../Styles/GlobalStyles";</text:p>
      <text:p text:style-name="P102">import Theme from "../Styles/Theme";</text:p>
      <text:p text:style-name="P102"/>
      <text:p text:style-name="P102">import { useQuery } from "react-apollo-hooks";</text:p>
      <text:p text:style-name="P102">import Footer from "./Footer";</text:p>
      <text:p text:style-name="P102">import Header from "./Header";</text:p>
      <text:p text:style-name="P102">import Routes from "./Routes";</text:p>
      <text:p text:style-name="P102"/>
      <text:p text:style-name="P102">const QUERY = gql`</text:p>
      <text:p text:style-name="P102"><text:s text:c="2"/>{</text:p>
      <text:p text:style-name="P102"><text:s text:c="4"/>isLoggedIn @client</text:p>
      <text:p text:style-name="P102"><text:s text:c="2"/>}</text:p>
      <text:p text:style-name="P102">`;</text:p>
      <text:p text:style-name="P102"><text:soft-page-break/></text:p>
      <text:p text:style-name="P102">const Wrapper = styled.div`</text:p>
      <text:p text:style-name="P102"><text:s text:c="2"/>margin: 0 auto;</text:p>
      <text:p text:style-name="P102"><text:s text:c="2"/>max-width: ${props =&gt; props.theme.maxWidth};</text:p>
      <text:p text:style-name="P102"><text:s text:c="2"/>width: 100%;</text:p>
      <text:p text:style-name="P102">`;</text:p>
      <text:p text:style-name="P102"/>
      <text:p text:style-name="P102">export default () =&gt; {</text:p>
      <text:p text:style-name="P102"><text:s text:c="2"/>const {</text:p>
      <text:p text:style-name="P102"><text:s text:c="4"/>data: { isLoggedIn }</text:p>
      <text:p text:style-name="P102"><text:s text:c="2"/>} = useQuery(QUERY);</text:p>
      <text:p text:style-name="P102"/>
      <text:p text:style-name="P102"><text:s text:c="2"/>return (</text:p>
      <text:p text:style-name="P102"><text:s text:c="4"/>&lt;ThemeProvider theme={Theme}&gt;</text:p>
      <text:p text:style-name="P102"><text:s text:c="6"/>&lt;&gt;</text:p>
      <text:p text:style-name="P102"><text:s text:c="8"/>&lt;GlobalStyles /&gt;</text:p>
      <text:p text:style-name="P102"><text:s text:c="8"/>&lt;Router&gt;</text:p>
      <text:p text:style-name="P102"><text:s text:c="10"/>&lt;&gt;</text:p>
      <text:p text:style-name="P102"><text:s text:c="12"/>&lt;Header /&gt;</text:p>
      <text:p text:style-name="P102"><text:s text:c="12"/>&lt;Wrapper&gt;</text:p>
      <text:p text:style-name="P102"><text:s text:c="14"/>&lt;Routes isLoggedIn={isLoggedIn} /&gt;</text:p>
      <text:p text:style-name="P102"><text:s text:c="14"/>&lt;Footer /&gt;</text:p>
      <text:p text:style-name="P102"><text:s text:c="12"/>&lt;/Wrapper&gt;</text:p>
      <text:p text:style-name="P102"><text:s text:c="10"/>&lt;/&gt;</text:p>
      <text:p text:style-name="P102"><text:s text:c="8"/>&lt;/Router&gt;</text:p>
      <text:p text:style-name="P102"><text:s text:c="8"/>&lt;ToastContainer position={toast.POSITION.BOTTOM_LEFT} /&gt;</text:p>
      <text:p text:style-name="P102"><text:s text:c="6"/>&lt;/&gt;</text:p>
      <text:p text:style-name="P102"><text:s text:c="4"/>&lt;/ThemeProvider&gt;</text:p>
      <text:p text:style-name="P102"><text:s text:c="2"/>);</text:p>
      <text:p text:style-name="P10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6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2">const BOX_BORDER = "1px solid #e6e6e6";</text:p>
      <text:p text:style-name="P102">const BORDER_RADIUS = "4px";</text:p>
      <text:p text:style-name="P102"/>
      <text:p text:style-name="P102">export default {</text:p>
      <text:p text:style-name="P102"><text:s text:c="2"/>maxWidth: "935px",</text:p>
      <text:p text:style-name="P102"><text:s text:c="2"/>bgColor: "#FAFAFA",</text:p>
      <text:p text:style-name="P102"><text:s text:c="2"/>blackColor: "#262626",</text:p>
      <text:p text:style-name="P102"><text:s text:c="2"/>darkGreyColor: "#999",</text:p>
      <text:p text:style-name="P102"><text:s text:c="2"/>lightGreyColor: "#c7c7c7",</text:p>
      <text:p text:style-name="P102"><text:s text:c="2"/>redColor: "#ED4956",</text:p>
      <text:p text:style-name="P102"><text:s text:c="2"/>blueColor: "#3897f0",</text:p>
      <text:p text:style-name="P102"><text:s text:c="2"/>darkBlueColor: "#003569",</text:p>
      <text:p text:style-name="P102"><text:s text:c="2"/>boxBorder: "1px solid #e6e6e6",</text:p>
      <text:p text:style-name="P102"><text:s text:c="2"/>borderRadius: "4px",</text:p>
      <text:p text:style-name="P102"><text:s text:c="2"/>whiteBox: `</text:p>
      <text:p text:style-name="P102"><text:s text:c="4"/>border:${BOX_BORDER};</text:p>
      <text:p text:style-name="P102"><text:s text:c="4"/>border-radius:${BORDER_RADIUS};</text:p>
      <text:p text:style-name="P102"><text:s text:c="4"/>background-color: white;</text:p>
      <text:p text:style-name="P102"><text:s text:c="2"/>`</text:p>
      <text:p text:style-name="P102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7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03">import PropTypes from "prop-types";</text:p>
      <text:p text:style-name="P103">import { Route, Switch } from "react-router-dom";</text:p>
      <text:p text:style-name="P103">import Auth from "../Routes/Auth";</text:p>
      <text:p text:style-name="P103">import Feed from "../Routes/Feed";</text:p>
      <text:p text:style-name="P103"/>
      <text:p text:style-name="P103">import React from "react";</text:p>
      <text:p text:style-name="P103"><text:soft-page-break/></text:p>
      <text:p text:style-name="P103">const LoggedInRoutes = () =&gt; (</text:p>
      <text:p text:style-name="P103"><text:s text:c="2"/>&lt;&gt;</text:p>
      <text:p text:style-name="P103"><text:s text:c="4"/>&lt;Route exact path="/" component={Feed} /&gt;</text:p>
      <text:p text:style-name="P103"><text:s text:c="2"/>&lt;/&gt;</text:p>
      <text:p text:style-name="P103">);</text:p>
      <text:p text:style-name="P103"/>
      <text:p text:style-name="P103">const LoggedOutRoutes = () =&gt; (</text:p>
      <text:p text:style-name="P103"><text:s text:c="2"/>&lt;&gt;</text:p>
      <text:p text:style-name="P103"><text:s text:c="4"/>&lt;Route exact path="/" component={Auth} /&gt;</text:p>
      <text:p text:style-name="P103"><text:s text:c="2"/>&lt;/&gt;</text:p>
      <text:p text:style-name="P103">);</text:p>
      <text:p text:style-name="P103"/>
      <text:p text:style-name="P103">const Routes = ({ isLoggedIn }) =&gt; (</text:p>
      <text:p text:style-name="P103"><text:s text:c="2"/>&lt;Switch&gt;{isLoggedIn ? &lt;LoggedInRoutes /&gt; : &lt;LoggedOutRoutes /&gt;}&lt;/Switch&gt;</text:p>
      <text:p text:style-name="P103">);</text:p>
      <text:p text:style-name="P103"/>
      <text:p text:style-name="P103">Routes.propTypes = {</text:p>
      <text:p text:style-name="P103"><text:s text:c="2"/>isLoggedIn: PropTypes.bool.isRequired</text:p>
      <text:p text:style-name="P103">};</text:p>
      <text:p text:style-name="P103"/>
      <text:p text:style-name="P103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38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04">edit-profile로 가는 사람들도 profile을 받게 된다. 그럼 explore로 갈 수 없게된다. 이게 바로 explore를 name앞에 둔 이유이다. </text:p>
      <text:p text:style-name="P105">header에 누가 로그인했는지 볼 수 있는 query API를 가지고 있어야 한다. </text:p>
      <text:p text:style-name="P106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39" text:outline-level="3">1) me.js(insta 폴더 -&gt; User폴더 -&gt; Me 폴더)</text:h>
      <text:p text:style-name="P100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99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07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84">개발자도구의 apollo에서 docs를 확인하자</text:p>
      <text:p text:style-name="P84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5">이것은 loading중인 무억가 있을때 원하는 곳 어디든 넣을 수 있는 loader가 될 것이다. </text:p>
      <text:p text:style-name="P86">0.5s =&gt; 5ms를 의미</text:p>
      <text:h text:style-name="P140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41" text:outline-level="3"><text:soft-page-break/><text:span text:style-name="T54">2</text:span>) <text:span text:style-name="T55">index.js</text:span></text:h>
      <text:p text:style-name="P108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42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7">export default 하지 않는 이유는 PostContainer.propTypes해야 하기 때문이다. </text:p>
      <text:h text:style-name="P142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09">1) <text:span text:style-name="T57">datamodel.prisma(insta 폴더)</text:span></text:p>
      <text:p text:style-name="P88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89">comment는 기본으로 비워두는데, 왜냐하면 인스타에서 댓글 기본값은 빈 값이다. </text:p>
      <text:p text:style-name="P89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0">props는 이미 가지고 있으니까 확인 안한다. </text:p>
      <text:h text:style-name="P143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1">react autosize textsize</text:p>
      <text:p text:style-name="P91">yarn add react-autosize-textarea</text:p>
      <text:p text:style-name="P91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115">index는 우리가 map위에 가지고 있는 counter 인데, 예를 들면 어떤 item위에 있는지 알려주는 것이다. 예를 들어 3개의 이미지가 있으면 첫번째부터 0,1,2가 될 것이다. </text:p>
      <text:p text:style-name="P115">만약 currentItem이 0이면 index도 0이라면 우리는 0이란 숫자를 보여주고 있는 것이다. </text:p>
      <text:p text:style-name="P115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2">newComment는 props에서 오는 것이다. </text:p>
      <text:p text:style-name="P93">useEffect는 React Hooks의 componentDidMount 같은 것이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, 'space Mono for PowerLine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7T20:30:08.164390199</dc:date>
    <meta:editing-duration>PT10H14M24S</meta:editing-duration>
    <meta:editing-cycles>57</meta:editing-cycles>
    <meta:document-statistic meta:table-count="0" meta:image-count="1" meta:object-count="0" meta:page-count="115" meta:paragraph-count="3218" meta:word-count="10491" meta:character-count="94855" meta:non-whitespace-character-count="78658"/>
  </office:meta>
</office:document-meta>
</file>